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179.89pt"/>
    </style:style>
    <style:style style:name="co8" style:family="table-column">
      <style:table-column-properties fo:break-before="auto" style:column-width="118.06pt"/>
    </style:style>
    <style:style style:name="co9" style:family="table-column">
      <style:table-column-properties fo:break-before="auto" style:column-width="138.1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f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6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fo:border-bottom="2.49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d5a6b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9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style:text-underline-style="solid" style:text-underline-width="auto" style:text-underline-color="font-color" fo:font-weight="bold" fo:font-size="11pt" style:text-position="0% 100%"/>
    </style:style>
    <style:style style:name="T10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fo:font-weight="bold" fo:font-size="11pt" style:text-position="0% 100%" style:text-underline-style="none" style:text-underline-color="font-color"/>
    </style:style>
    <style:style style:name="T11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fo:color="#ff0000" fo:text-shadow="none" style:text-outline="false" fo:font-style="normal" style:text-line-through-type="none" fo:font-weight="bold" fo:font-size="11pt" style:text-position="0% 100%" style:text-underline-style="solid" style:text-underline-width="auto" style:text-underline-color="font-color"/>
    </style:style>
    <style:style style:name="T12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15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6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17" style:family="text">
      <style:text-properties fo:text-shadow="none" style:font-style-complex="normal" fo:font-size="11pt" fo:font-weight="bold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980000" style:text-underline-style="solid" style:text-underline-width="auto" style:text-underline-color="font-color"/>
    </style:style>
    <style:style style:name="T18" style:family="text">
      <style:text-properties fo:text-shadow="none" style:font-style-complex="normal" fo:font-size="11pt" fo:font-weight="bold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0000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1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11" office:value-type="string" calcext:value-type="string">
            <text:p><text:span text:style-name="T12">Applications in networking (database theory and implementation , security/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style-name="ce14"/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5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arrays</text:p>
          </table:table-cell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6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(Structures are implementations of sets)</text:p>
          </table:table-cell>
          <table:table-cell table:style-name="ce14" office:value-type="string" calcext:value-type="string">
            <text:p>matrices</text:p>
          </table:table-cell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6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stacks</text:p>
          </table:table-cell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6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(Dynamic sets are implemented as dynamic structures , like balanced BSTs)</text:p>
          </table:table-cell>
          <table:table-cell table:style-name="ce14" office:value-type="string" calcext:value-type="string">
            <text:p>queues</text:p>
          </table:table-cell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6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linked lists</text:p>
          </table:table-cell>
          <table:table-cell table:style-name="ce26"/>
          <table:table-cell table:style-name="ce35"/>
          <table:table-cell table:style-name="ce46"/>
          <table:table-cell table:style-name="ce54" table:number-columns-repeated="3"/>
          <table:table-cell table:style-name="ce66"/>
          <table:table-cell table:style-name="ce35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 office:value-type="string" calcext:value-type="string">
            <text:p>graphs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3"/>
          <table:table-cell table:style-name="ce67" office:value-type="string" calcext:value-type="string">
            <text:p>network structures ; routers and switches are nodes ; "analyzing the relationships" - qualifying the connections ; "efficient pathfinding, routing algorithms, and network topology management"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5"/>
          <table:table-cell table:style-name="ce28" office:value-type="string" calcext:value-type="string">
            <text:p>dictionaries (hash tables , balanced trees)</text:p>
          </table:table-cell>
          <table:table-cell table:style-name="ce36"/>
          <table:table-cell table:style-name="ce47"/>
          <table:table-cell table:style-name="ce55"/>
          <table:table-cell table:style-name="ce28" table:number-columns-repeated="2"/>
          <table:table-cell table:style-name="ce68" office:value-type="string" calcext:value-type="string">
            <text:p>generation &amp; search of a requested structure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binary search trees (BSTs)</text:p>
          </table:table-cell>
          <table:table-cell table:style-name="ce13"/>
          <table:table-cell table:style-name="ce46"/>
          <table:table-cell table:style-name="ce56" office:value-type="string" calcext:value-type="string">
            <text:p>managing process scheduling queues , managing memory management tables</text:p>
          </table:table-cell>
          <table:table-cell table:style-name="ce30" table:number-columns-repeated="2"/>
          <table:table-cell table:style-name="ce69" office:value-type="string" calcext:value-type="string">
            <text:p>routing tables , managing connection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red-black trees (a type of dynamic set)</text:p>
          </table:table-cell>
          <table:table-cell table:style-name="ce13"/>
          <table:table-cell table:style-name="ce46"/>
          <table:table-cell table:style-name="ce56" office:value-type="string" calcext:value-type="string">
            <text:p>efficiently managing resources</text:p>
          </table:table-cell>
          <table:table-cell table:style-name="ce56" office:value-type="string" calcext:value-type="string">
            <text:p>efficiently managing symbol table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AVL trees (a type of dynamic set)</text:p>
          </table:table-cell>
          <table:table-cell table:style-name="ce13"/>
          <table:table-cell table:style-name="ce46"/>
          <table:table-cell table:style-name="ce56" table:number-columns-repeated="2"/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B-tree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69" office:value-type="string" calcext:value-type="string">
            <text:p><text:span text:style-name="T1">minimizing </text:span><text:span text:style-name="T2">I/O</text:span><text:span text:style-name="T3"> (read/write) ops in large databases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sequence (ordered , items are quickly accessible)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56" office:value-type="string" calcext:value-type="string">
            <text:p>mandatory sequence of actions or animation sprites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14"/>
          <table:table-cell table:style-name="ce27" office:value-type="string" calcext:value-type="string">
            <text:p>radix trees (Patricia trees)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69" office:value-type="string" calcext:value-type="string">
            <text:p>efficient storing and searching of IP addresse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7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security/</text:span><text:span text:style-name="T14">cryptography</text:span><text:span text:style-name="T15"> , etc.)</text:span></text:p>
          </table:table-cell>
          <table:table-cell table:style-name="ce7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4" office:value-type="string" calcext:value-type="string">
            <text:p>Discrete mathematics I</text:p>
          </table:table-cell>
          <table:table-cell table:style-name="ce16"/>
          <table:table-cell table:style-name="ce26"/>
          <table:table-cell table:style-name="ce38"/>
          <table:table-cell table:style-name="ce46"/>
          <table:table-cell table:style-name="ce38" table:number-columns-repeated="3"/>
          <table:table-cell table:style-name="ce66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Boolean algebra in discrete mathematics - logical expressions and logical statements</text:p>
          </table:table-cell>
          <table:table-cell table:style-name="ce27"/>
          <table:table-cell table:style-name="ce39" office:value-type="string" calcext:value-type="string">
            <text:p>circuit logic design</text:p>
          </table:table-cell>
          <table:table-cell table:style-name="ce46"/>
          <table:table-cell table:style-name="ce40"/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graph theory</text:p>
          </table:table-cell>
          <table:table-cell table:style-name="ce27"/>
          <table:table-cell table:style-name="ce40"/>
          <table:table-cell table:style-name="ce46"/>
          <table:table-cell table:style-name="ce30" table:number-columns-repeated="2"/>
          <table:table-cell table:style-name="ce39" office:value-type="string" calcext:value-type="string">
            <text:p>pathfinding</text:p>
          </table:table-cell>
          <table:table-cell table:style-name="ce71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set theory , sets -&gt; combinatorics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40" office:value-type="string" calcext:value-type="string">
            <text:p>managing inventories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combinatorics : permutation - order of items from a set ; combination - merely a group of those items and how you arrange them does not matter.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39" office:value-type="string" calcext:value-type="string">
            <text:p><text:span text:style-name="T9">sorting</text:span><text:span text:style-name="T10"> : game objects / hover display by proximity to player for rendering consideration ; </text:span><text:span text:style-name="T11">time complexity</text:span><text:span text:style-name="T10"> : computing the number of steps/instructions/statements to assess the performance of the algorithm</text:span></text:p>
          </table:table-cell>
          <table:table-cell table:style-name="ce71" office:value-type="string" calcext:value-type="string">
            <text:p><text:span text:style-name="T16">unused (and taken) repr.strs-mapped-to-items - </text:span><text:span text:style-name="T17">permutations</text:span><text:span text:style-name="T18"> (passwords ; quicksort, mergesort) ; combinations (valid/existing entries/nodes, e.g., Internet addresses).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counting (pigeonhole, permutations, combinations)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39" office:value-type="string" calcext:value-type="string">
            <text:p>generating permutations (passwords , lock combos)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linear algebra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39" office:value-type="string" calcext:value-type="string">
            <text:p>grids ; matrixial transformation of 3D models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probability theory (uniform permutation without repetition , etc.)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59" office:value-type="string" calcext:value-type="string">
            <text:p>computing hit rates, computing critical hit rates; statistics , chi-squared values</text:p>
          </table:table-cell>
          <table:table-cell table:style-name="ce72" office:value-type="string" calcext:value-type="string">
            <text:p><text:span text:style-name="T4">(spam email) detecting and analyzing patterns (</text:span><text:span text:style-name="T5">text processing</text:span><text:span text:style-name="T6">), making informed predictions (based on criteria)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 office:value-type="string" calcext:value-type="string">
            <text:p>discrete probability (you'll keep working with discrete probabilities until they are not discrete)</text:p>
          </table:table-cell>
          <table:table-cell table:style-name="ce27"/>
          <table:table-cell table:style-name="ce13"/>
          <table:table-cell table:style-name="ce46"/>
          <table:table-cell table:style-name="ce30" table:number-columns-repeated="2"/>
          <table:table-cell table:style-name="ce61" office:value-type="string" calcext:value-type="string">
            <text:p>dropping special loot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7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5"/>
          <table:table-cell table:style-name="ce17"/>
          <table:table-cell table:style-name="ce29" office:value-type="string" calcext:value-type="string">
            <text:p>number theory / cryptography</text:p>
          </table:table-cell>
          <table:table-cell table:style-name="ce41"/>
          <table:table-cell table:style-name="ce48"/>
          <table:table-cell table:style-name="ce29" table:number-columns-repeated="3"/>
          <table:table-cell table:style-name="ce73" office:value-type="string" calcext:value-type="string">
            <text:p>message encryption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grammar (syntax rules , relationships to be satisfied)</text:p>
          </table:table-cell>
          <table:table-cell table:style-name="ce13"/>
          <table:table-cell table:style-name="ce46"/>
          <table:table-cell table:style-name="ce30"/>
          <table:table-cell table:style-name="ce39" office:value-type="string" calcext:value-type="string">
            <text:p>developing a parser (which constructs a parse tree - "the hierarchical structure of the source code") &lt;- context-free grammar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context-free grammar</text:p>
          </table:table-cell>
          <table:table-cell table:style-name="ce13"/>
          <table:table-cell table:style-name="ce46"/>
          <table:table-cell table:style-name="ce30"/>
          <table:table-cell table:style-name="ce39" office:value-type="string" calcext:value-type="string">
            <text:p>^ (parser development)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<text:span text:style-name="T1">formal system (logical calculus , etc.) ; "formal system of algorithm notation </text:span><text:span text:style-name="T2">capable of handling branches and loops</text:span><text:span text:style-name="T3">"</text:span></text:p>
          </table:table-cell>
          <table:table-cell table:style-name="ce13"/>
          <table:table-cell table:style-name="ce46"/>
          <table:table-cell table:style-name="ce30"/>
          <table:table-cell table:style-name="ce39" office:value-type="string" calcext:value-type="string">
            <text:p><text:span text:style-name="T7">^ (parser development) </text:span><text:span text:style-name="T8">; attribute grammars</text:span>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propositional logic - describing logic circuits ; correctness of algorithms ; a.k.a. propositional calculus , "combinatorics of conditionals"</text:p>
          </table:table-cell>
          <table:table-cell table:style-name="ce13"/>
          <table:table-cell table:style-name="ce46"/>
          <table:table-cell table:style-name="ce30"/>
          <table:table-cell table:style-name="ce58" office:value-type="string" calcext:value-type="string">
            <text:p>optimization of code generation : Boolean expressions for conditions to prevent generation of unnecessary code</text:p>
          </table:table-cell>
          <table:table-cell table:style-name="ce30"/>
          <table:table-cell table:style-name="ce66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proof by contraposition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algorithm correctness in optimiz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formal logic &amp; proofs (informal logic is not applicable in computer science)</text:p>
          </table:table-cell>
          <table:table-cell table:style-name="ce40" office:value-type="string" calcext:value-type="string">
            <text:p>model checking</text:p>
          </table:table-cell>
          <table:table-cell table:style-name="ce46"/>
          <table:table-cell table:style-name="ce30"/>
          <table:table-cell table:style-name="ce59" office:value-type="string" calcext:value-type="string">
            <text:p>type systems (semantics)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context-sensitive grammar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defining type declarations and scope rule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mathematical induction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proof (base+inductive) of correct action of an algorithm meant to optimize a symbol table or an intermediate represent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abstract algebra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group theory to analyze network protocol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37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security/cryptography , etc.)</text:span></text:p>
          </table:table-cell>
          <table:table-cell table:style-name="ce7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4" office:value-type="string" calcext:value-type="string">
            <text:p>Discrete mathematics II</text:p>
          </table:table-cell>
          <table:table-cell table:style-name="ce16"/>
          <table:table-cell table:style-name="ce27"/>
          <table:table-cell table:style-name="ce13"/>
          <table:table-cell table:style-name="ce46"/>
          <table:table-cell table:style-name="ce30" table:number-columns-repeated="3"/>
          <table:table-cell table:style-name="ce66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recursion in discrete mathematics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recursive descent parser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relation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modeling the connections between devices in a network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recurrence relation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analyzing the time complexity of recursive algorithm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functions (mapping [elem of set 1] to [elem of set 2]) in discrete mathematics</text:p>
          </table:table-cell>
          <table:table-cell table:style-name="ce35"/>
          <table:table-cell table:style-name="ce46"/>
          <table:table-cell table:style-name="ce40" office:value-type="string" calcext:value-type="string">
            <text:p>process scheduling and CPU time</text:p>
          </table:table-cell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trees in discrete mathematic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AST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modeling computation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(1) using finite automata to represent and analyze the lexical structure of programming languages ; (2) finite automata and pushdown automata to define the syntax and semantics of programming languages in developing compiler parsers and interpreters ; determining the syntactical structure &lt;- parsing the source code &lt;- formal grammars and automata to create a parser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6"/>
          <table:table-cell table:style-name="ce27" office:value-type="string" calcext:value-type="string">
            <text:p>lattice theory (a.k.a. "study of intervals")</text:p>
          </table:table-cell>
          <table:table-cell table:style-name="ce13"/>
          <table:table-cell table:style-name="ce46"/>
          <table:table-cell table:style-name="ce35"/>
          <table:table-cell table:style-name="ce59" office:value-type="string" calcext:value-type="string">
            <text:p>type systems (polymorphism , type inference)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6" office:value-type="string" calcext:value-type="string">
            <text:p>Theories \ Topics</text:p>
          </table:table-cell>
          <table:table-cell table:style-name="ce6" office:value-type="string" calcext:value-type="string">
            <text:p>Simple subjects</text:p>
          </table:table-cell>
          <table:table-cell table:style-name="ce6" office:value-type="string" calcext:value-type="string">
            <text:p>Oblique subjects \ Applications</text:p>
          </table:table-cell>
          <table:table-cell table:style-name="ce42" office:value-type="string" calcext:value-type="string">
            <text:p>Applications in hardware design &amp; verification</text:p>
          </table:table-cell>
          <table:table-cell table:style-name="ce49" office:value-type="string" calcext:value-type="string">
            <text:p>Applications in firmware development</text:p>
          </table:table-cell>
          <table:table-cell table:style-name="ce6" office:value-type="string" calcext:value-type="string">
            <text:p>Applications in OS development</text:p>
          </table:table-cell>
          <table:table-cell table:style-name="ce60" office:value-type="string" calcext:value-type="string">
            <text:p>Applications in compiler theory &amp; compiler design</text:p>
          </table:table-cell>
          <table:table-cell table:style-name="ce6" office:value-type="string" calcext:value-type="string">
            <text:p>Applications in game development</text:p>
          </table:table-cell>
          <table:table-cell table:style-name="ce42" office:value-type="string" calcext:value-type="string">
            <text:p><text:span text:style-name="T12">Applications in networking (database theory and implementation , cryptography , etc.)</text:span></text:p>
          </table:table-cell>
          <table:table-cell table:style-name="ce42" table:number-columns-repeated="16"/>
          <table:table-cell table:number-columns-repeated="999"/>
        </table:table-row>
        <table:table-row table:style-name="ro1">
          <table:table-cell table:style-name="ce7" office:value-type="string" calcext:value-type="string">
            <text:p>Automata theory (text processing, text generation)</text:p>
          </table:table-cell>
          <table:table-cell table:style-name="ce18"/>
          <table:table-cell table:style-name="ce30"/>
          <table:table-cell table:style-name="ce35"/>
          <table:table-cell table:style-name="ce46"/>
          <table:table-cell table:style-name="ce30" table:number-columns-repeated="3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 office:value-type="string" calcext:value-type="string">
            <text:p>combinational logic</text:p>
          </table:table-cell>
          <table:table-cell table:style-name="ce27"/>
          <table:table-cell table:style-name="ce39" office:value-type="string" calcext:value-type="string">
            <text:p>binary adders , multiplexers , encoders</text:p>
          </table:table-cell>
          <table:table-cell table:style-name="ce46"/>
          <table:table-cell table:style-name="ce30" table:number-columns-repeated="3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finite state machines/automata (models for programs / devices / functions)</text:p>
          </table:table-cell>
          <table:table-cell table:style-name="ce13"/>
          <table:table-cell table:style-name="ce46"/>
          <table:table-cell table:style-name="ce30"/>
          <table:table-cell table:style-name="ce39" office:value-type="string" calcext:value-type="string">
            <text:p>lexer (lexical analyzer) --(FSM)-&gt; recognizing tokens - taking input characters -&gt; moving from state to stat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grammars (syntax)</text:p>
          </table:table-cell>
          <table:table-cell table:style-name="ce43"/>
          <table:table-cell table:style-name="ce50"/>
          <table:table-cell table:style-name="ce43"/>
          <table:table-cell table:style-name="ce39" office:value-type="string" calcext:value-type="string">
            <text:p>parser development</text:p>
          </table:table-cell>
          <table:table-cell table:style-name="ce43"/>
          <table:table-cell table:style-name="ce74"/>
          <table:table-cell table:style-name="ce43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linear-bounded automata</text:p>
          </table:table-cell>
          <table:table-cell table:style-name="ce43"/>
          <table:table-cell table:style-name="ce50"/>
          <table:table-cell table:style-name="ce43"/>
          <table:table-cell table:style-name="ce59" office:value-type="string" calcext:value-type="string">
            <text:p>development of a parser of a context-sensitive language (allowing for type inference and scoped variable resolution)</text:p>
          </table:table-cell>
          <table:table-cell table:style-name="ce43"/>
          <table:table-cell table:style-name="ce74"/>
          <table:table-cell table:style-name="ce43" table:number-columns-repeated="16"/>
          <table:table-cell table:number-columns-repeated="999"/>
        </table:table-row>
        <table:table-row table:style-name="ro1">
          <table:table-cell table:style-name="ce9"/>
          <table:table-cell table:style-name="ce20"/>
          <table:table-cell table:style-name="ce31" office:value-type="string" calcext:value-type="string">
            <text:p>Turing machines</text:p>
          </table:table-cell>
          <table:table-cell table:style-name="ce43"/>
          <table:table-cell table:style-name="ce50"/>
          <table:table-cell table:style-name="ce43"/>
          <table:table-cell table:style-name="ce59" office:value-type="string" calcext:value-type="string">
            <text:p>"design of algorithms for parsing and code generation"</text:p>
          </table:table-cell>
          <table:table-cell table:style-name="ce43"/>
          <table:table-cell table:style-name="ce74"/>
          <table:table-cell table:style-name="ce4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pushdown automata (memory stacks?)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parsing nested structures in a programming language - accepting matching parantheses and brace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DFA vs. NFA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lexical analysis implement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formal languages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parser development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recursively enumerable languages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implementation of interpreters (utilities that process and execute code)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regular expressions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lexical analysis 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decision problem (the yes-or-no of a property)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type checking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Turing-completenes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(assuming the programming language can represent any expression) developing a compiler that can easily understand any expression in its corresponding programming languag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8"/>
          <table:table-cell table:style-name="ce19"/>
          <table:table-cell table:style-name="ce27" office:value-type="string" calcext:value-type="string">
            <text:p>decidability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application of theorems and problems (halting problem) ; code analysis tool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Analysis of algorithms </text:p>
          </table:table-cell>
          <table:table-cell table:style-name="ce21"/>
          <table:table-cell table:style-name="ce30"/>
          <table:table-cell table:style-name="ce13"/>
          <table:table-cell table:style-name="ce46"/>
          <table:table-cell table:style-name="ce30" table:number-columns-repeated="3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2" office:value-type="string" calcext:value-type="string">
            <text:p>shortest-path algorithms , Dijkstra's algorithm, A* algorithm</text:p>
          </table:table-cell>
          <table:table-cell table:style-name="ce32"/>
          <table:table-cell table:style-name="ce36"/>
          <table:table-cell table:style-name="ce47"/>
          <table:table-cell table:style-name="ce28" table:number-columns-repeated="2"/>
          <table:table-cell table:style-name="ce62" office:value-type="string" calcext:value-type="string">
            <text:p>pathfinding</text:p>
          </table:table-cell>
          <table:table-cell table:style-name="ce75" office:value-type="string" calcext:value-type="string">
            <text:p><text:span text:style-name="T7">network structure implementation</text:span><text:span text:style-name="T8"> ; (non-)existent computer connections ; shortest path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(handpicking the right algorithm for best performance against large datasets)</text:p>
          </table:table-cell>
          <table:table-cell table:style-name="ce23"/>
          <table:table-cell table:style-name="ce27" office:value-type="string" calcext:value-type="string">
            <text:p>string matching and algorithms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synthax highlighing ; code completion features ; Knuth-Morris-Pratt and Boyer-Moore algorithm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4"/>
          <table:table-cell table:style-name="ce33" office:value-type="string" calcext:value-type="string">
            <text:p>DFT</text:p>
          </table:table-cell>
          <table:table-cell table:style-name="ce41"/>
          <table:table-cell table:style-name="ce48"/>
          <table:table-cell table:style-name="ce29" table:number-columns-repeated="2"/>
          <table:table-cell table:style-name="ce63" office:value-type="string" calcext:value-type="string">
            <text:p>analysis and manipulation of sound waves for sound effects</text:p>
          </table:table-cell>
          <table:table-cell table:style-name="ce76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 office:value-type="string" calcext:value-type="string">
            <text:p>(explaining the choices that were made by computer scientists)</text:p>
          </table:table-cell>
          <table:table-cell table:style-name="ce23"/>
          <table:table-cell table:style-name="ce27" office:value-type="string" calcext:value-type="string">
            <text:p>FFT</text:p>
          </table:table-cell>
          <table:table-cell table:style-name="ce35"/>
          <table:table-cell table:style-name="ce46"/>
          <table:table-cell table:style-name="ce30" table:number-columns-repeated="2"/>
          <table:table-cell table:style-name="ce59" office:value-type="string" calcext:value-type="string">
            <text:p>signal processing ; FFT for real-time audio processing ; dynamic audio effects ; spatial sound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complex roots of unity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40" office:value-type="string" calcext:value-type="string">
            <text:p>FFT for real-time audio processing ; dynamic audio effects ; spatial sound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2"/>
          <table:table-cell table:style-name="ce32" office:value-type="string" calcext:value-type="string">
            <text:p>FFT circuits</text:p>
          </table:table-cell>
          <table:table-cell table:style-name="ce44" office:value-type="string" calcext:value-type="string">
            <text:p>speed ; parallel structure ; minimizing circuit's input-to-outuput depth</text:p>
          </table:table-cell>
          <table:table-cell table:style-name="ce47"/>
          <table:table-cell table:style-name="ce28" table:number-columns-repeated="3"/>
          <table:table-cell table:style-name="ce77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proof by induction</text:p>
          </table:table-cell>
          <table:table-cell table:style-name="ce13"/>
          <table:table-cell table:style-name="ce46"/>
          <table:table-cell table:style-name="ce30"/>
          <table:table-cell table:style-name="ce59" office:value-type="string" calcext:value-type="string">
            <text:p>recursive descent parser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notations : Big O (and other Big ones ?)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59" office:value-type="string" calcext:value-type="string">
            <text:p>proving the optimal choice of an algorithm (e.g., for pathfinding)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Big θ (theta)</text:p>
          </table:table-cell>
          <table:table-cell table:style-name="ce40" office:value-type="string" calcext:value-type="string">
            <text:p>average-case scenarios in hardware design ; minimizing circuit's input-to-outuput depth</text:p>
          </table:table-cell>
          <table:table-cell table:style-name="ce46"/>
          <table:table-cell table:style-name="ce30" table:number-columns-repeated="2"/>
          <table:table-cell table:style-name="ce64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asymptotic notation</text:p>
          </table:table-cell>
          <table:table-cell table:style-name="ce13"/>
          <table:table-cell table:style-name="ce46"/>
          <table:table-cell table:style-name="ce40" office:value-type="string" calcext:value-type="string">
            <text:p>analyzing sorting algorithms</text:p>
          </table:table-cell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sorting algoritms : insertion-sort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quick with small dataset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quicksort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syntax-directed transl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heapsort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optimization phas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mergesort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implementation of symbol table management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recurrences</text:p>
          </table:table-cell>
          <table:table-cell table:style-name="ce13"/>
          <table:table-cell table:style-name="ce46"/>
          <table:table-cell table:style-name="ce40" office:value-type="string" calcext:value-type="string">
            <text:p>"recurrences are used to model the performance of tasks over time, helping to predict system behavior under various load conditions" -&gt; "analyzing the time complexity of scheduling algorithms"</text:p>
          </table:table-cell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radix sort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40" office:value-type="string" calcext:value-type="string">
            <text:p>v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bucket sort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40" office:value-type="string" calcext:value-type="string">
            <text:p>v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order statistic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load balancing ; determining optimal distribution of tasks across server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dynamic programming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minimizing register use during code gener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greedy algorithm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instruction scheduling ; minimizing CPU usag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dining philosophers problem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concurrent programming , resource allocation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amortized analysis</text:p>
          </table:table-cell>
          <table:table-cell table:style-name="ce13"/>
          <table:table-cell table:style-name="ce46"/>
          <table:table-cell table:style-name="ce40" office:value-type="string" calcext:value-type="string">
            <text:p>fixed-routine ( O(1) ) insertion and resizing with dynamic arrays (vectors)</text:p>
          </table:table-cell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minimum spanning tree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efficient communication networks ; Prim's and Kruskal's algorithms ; connecting nodes with the least total edge weight ; minimizing the cost of cabling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maximum flow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optimizing data transmission ; Ford-Fulkerson method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bipartite graphs , matching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job assigning ; optimally pairing machines to tasks ; efficient network routing and load balancing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parallel algorithms</text:p>
          </table:table-cell>
          <table:table-cell table:style-name="ce13"/>
          <table:table-cell table:style-name="ce46"/>
          <table:table-cell table:style-name="ce40" office:value-type="string" calcext:value-type="string">
            <text:p>concurrent processes management</text:p>
          </table:table-cell>
          <table:table-cell table:style-name="ce30" table:number-columns-repeated="2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1" office:value-type="string" calcext:value-type="string">
            <text:p>Theories \ Topics</text:p>
          </table:table-cell>
          <table:table-cell table:style-name="ce11" office:value-type="string" calcext:value-type="string">
            <text:p>Simple subjects</text:p>
          </table:table-cell>
          <table:table-cell table:style-name="ce1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51" office:value-type="string" calcext:value-type="string">
            <text:p>Applications in firmware development</text:p>
          </table:table-cell>
          <table:table-cell table:style-name="ce11" office:value-type="string" calcext:value-type="string">
            <text:p>Applications in OS development</text:p>
          </table:table-cell>
          <table:table-cell table:style-name="ce37" office:value-type="string" calcext:value-type="string">
            <text:p>Applications in compiler theory &amp; compiler design</text:p>
          </table:table-cell>
          <table:table-cell table:style-name="ce3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79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online algorithm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real-time decision-making based on current network conditions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offline algorithm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optimization based on the "big picture" of the source code 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linear programming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optimizing network flow ; simplex method ; resource allocation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P ( polynomial time , O(n^k) ) - complexity class </text:p>
          </table:table-cell>
          <table:table-cell table:style-name="ce13"/>
          <table:table-cell table:style-name="ce46"/>
          <table:table-cell table:style-name="ce40" office:value-type="string" calcext:value-type="string">
            <text:p><text:span text:style-name="T4">(done before) evaluation of efficiency of </text:span><text:span text:style-name="T5">round-robin</text:span><text:span text:style-name="T6"> and priority-scheduling algorithms ; fair sharing of CPU resources</text:span></text:p>
          </table:table-cell>
          <table:table-cell table:style-name="ce30" office:value-type="string" calcext:value-type="string">
            <text:p>Earley parser ; LR parser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NP - complexity class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optimizing register allocation in compilers ; control flow graphs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34" office:value-type="string" calcext:value-type="string">
            <text:p>NP-complete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SAT (Boolean satisfiability problem) ; handpicking optimal values for an algorithm/piece of cod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NP-hard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graph coloring problem - for register allocation - to minimize CPU resource uptak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approximation algorithms : traveling salesman , etc.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optimizing instruction scheduling/ordering across CPU execution units - to minimize running time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Bezier curve</text:p>
          </table:table-cell>
          <table:table-cell table:style-name="ce13"/>
          <table:table-cell table:style-name="ce46"/>
          <table:table-cell table:style-name="ce30" table:number-columns-repeated="2"/>
          <table:table-cell table:style-name="ce40" office:value-type="string" calcext:value-type="string">
            <text:p>smooth curves and shapes ; graphic text / text art ; object animation</text:p>
          </table:table-cell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number theory and algorithm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ensuring : secure communication protocols ; RSA encryption ; "prime numbers and modular arithmetic to encrypt and decrypt data"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ML algorithms</text:p>
          </table:table-cell>
          <table:table-cell table:style-name="ce13"/>
          <table:table-cell table:style-name="ce46"/>
          <table:table-cell table:style-name="ce30" table:number-columns-repeated="3"/>
          <table:table-cell table:style-name="ce72" office:value-type="string" calcext:value-type="string">
            <text:p>network intrusion detection systems ; algorithm training ; pattern identification ; distinction of anomalies from normal behavior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0"/>
          <table:table-cell table:style-name="ce23"/>
          <table:table-cell table:style-name="ce27" office:value-type="string" calcext:value-type="string">
            <text:p>computational complexity theory</text:p>
          </table:table-cell>
          <table:table-cell table:style-name="ce13"/>
          <table:table-cell table:style-name="ce46"/>
          <table:table-cell table:style-name="ce30"/>
          <table:table-cell table:style-name="ce40" office:value-type="string" calcext:value-type="string">
            <text:p>best algorithms for dead code elimintation , constant folding</text:p>
          </table:table-cell>
          <table:table-cell table:style-name="ce30"/>
          <table:table-cell table:style-name="ce70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12"/>
          <table:table-cell table:style-name="ce22"/>
          <table:table-cell table:style-name="ce32" office:value-type="string" calcext:value-type="string">
            <text:p>summations</text:p>
          </table:table-cell>
          <table:table-cell table:style-name="ce36"/>
          <table:table-cell table:style-name="ce47"/>
          <table:table-cell table:style-name="ce44" office:value-type="string" calcext:value-type="string">
            <text:p>determining the degree of performance of contrasting scheduling algorithms</text:p>
          </table:table-cell>
          <table:table-cell table:style-name="ce28" table:number-columns-repeated="2"/>
          <table:table-cell table:style-name="ce77"/>
          <table:table-cell table:style-name="ce36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1" office:value-type="string" calcext:value-type="string">
            <text:p>Simple subjects</text:p>
          </table:table-cell>
          <table:table-cell table:style-name="ce1" office:value-type="string" calcext:value-type="string">
            <text:p>Oblique subjects \ Applications</text:p>
          </table:table-cell>
          <table:table-cell table:style-name="ce11" office:value-type="string" calcext:value-type="string">
            <text:p>Applications in hardware design &amp; verification</text:p>
          </table:table-cell>
          <table:table-cell table:style-name="ce45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57" office:value-type="string" calcext:value-type="string">
            <text:p>Applications in compiler theory &amp; compiler design</text:p>
          </table:table-cell>
          <table:table-cell table:style-name="ce57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13">Applications in networking (database theory and implementation , cryptography , etc.)</text:span></text:p>
          </table:table-cell>
          <table:table-cell table:style-name="ce11" table:number-columns-repeated="16"/>
          <table:table-cell table:number-columns-repeated="999"/>
        </table:table-row>
        <table:table-row table:style-name="ro1" table:number-rows-repeated="2">
          <table:table-cell table:style-name="ce13"/>
          <table:table-cell table:style-name="ce25" table:number-columns-repeated="2"/>
          <table:table-cell table:style-name="ce13"/>
          <table:table-cell table:style-name="ce52"/>
          <table:table-cell table:style-name="ce25" table:number-columns-repeated="3"/>
          <table:table-cell table:style-name="ce13" table:number-columns-repeated="17"/>
          <table:table-cell table:number-columns-repeated="999"/>
        </table:table-row>
        <table:table-row table:style-name="ro1">
          <table:table-cell table:style-name="ce13" table:number-columns-repeated="4"/>
          <table:table-cell table:style-name="ce53"/>
          <table:table-cell table:style-name="ce13" table:number-columns-repeated="20"/>
          <table:table-cell table:number-columns-repeated="999"/>
        </table:table-row>
        <table:table-row table:style-name="ro1" table:number-rows-repeated="986">
          <table:table-cell table:style-name="ce13" table:number-columns-repeated="4"/>
          <table:table-cell table:style-name="ce53"/>
          <table:table-cell table:style-name="ce13" table:number-columns-repeated="20"/>
          <table:table-cell table:number-columns-repeated="999"/>
        </table:table-row>
        <table:table-row table:style-name="ro2" table:number-rows-repeated="1047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2" meta:object-count="0"/>
    <meta:generator>LibreOfficeDev/6.0.5.2$Linux_X86_64 LibreOffice_project/</meta:generator>
  </office:meta>
</office:document-meta>
</file>